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line-height="150%"/>
      <style:text-properties fo:font-size="16pt" style:font-size-asian="16pt"/>
    </style:style>
    <style:style style:name="P3" style:family="paragraph" style:parent-style-name="Standard" style:list-style-name="WW8Num1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style:letter-kerning="true"/>
    </style:style>
    <style:style style:name="T2" style:family="text">
      <style:text-properties fo:font-size="16pt" style:text-underline-style="solid" style:text-underline-width="auto" style:text-underline-color="font-color" style:font-size-asian="16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style="italic" style:font-size-asian="16pt" style:font-style-asian="italic" style:font-style-complex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1.904cm" draw:visible-area-height="5.239cm" draw:draw-aspect="content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7.222cm" draw:visible-area-height="4.022cm" draw:draw-aspect="conten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ESERCIZIO:</text:span></text:h>
      <text:p text:style-name="P2"/>
      <text:list text:style-name="WW8Num1">
        <text:list-item>
          <text:p text:style-name="P3"><text:span text:style-name="T2">Riprodurre</text:span><text:span text:style-name="T3"> la seguente tabella:</text:span></text:p>
        </text:list-item>
      </text:list>
      <text:p text:style-name="P2"/>
      <text:p text:style-name="P4"><draw:frame draw:style-name="fr1" draw:name="Oggetto1" text:anchor-type="as-char" svg:width="11.904cm" svg:height="5.23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reare</text:span><text:span text:style-name="T3"> una </text:span><text:span text:style-name="T4">tabella</text:span><text:span text:style-name="T3"> </text:span><text:span text:style-name="T4">pivot</text:span><text:span text:style-name="T3"> per visualizzare meglio i dati utilizzando il seguente </text:span><text:span text:style-name="T4">layout</text:span><text:span text:style-name="T3">:</text:span></text:p>
        </text:list-item>
      </text:list>
      <text:p text:style-name="P5"><draw:frame draw:style-name="fr2" draw:name="Oggetto2" text:anchor-type="as-char" svg:width="7.221cm" svg:height="4.022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4"/>
      <text:list text:style-name="WW8Num1" text:continue-numbering="true">
        <text:list-item>
          <text:p text:style-name="P3"><text:span text:style-name="T2">Creare</text:span><text:span text:style-name="T3"> un </text:span><text:span text:style-name="T4">grafico pivot</text:span><text:span text:style-name="T3"> sul rapporto esistente con lo stesso layout.</text:span></text:p>
        </text:list-item>
      </text:list>
      <text:p text:style-name="P2"/>
      <text:list text:style-name="WW8Num1" text:continue-numbering="true">
        <text:list-item>
          <text:p text:style-name="P3"><text:span text:style-name="T2">Creare</text:span><text:span text:style-name="T3"> un </text:span><text:span text:style-name="T4">filtro avanzato</text:span><text:span text:style-name="T3"> per visualizzare i dati per gli alberi di </text:span><text:span text:style-name="T4">mele</text:span><text:span text:style-name="T3"> che hanno </text:span><text:span text:style-name="T4">7</text:span><text:span text:style-name="T3"> anni </text:span><text:span text:style-name="T5">e</text:span><text:span text:style-name="T3"> quelli di </text:span><text:span text:style-name="T4">pere</text:span><text:span text:style-name="T3"> che rendono più di </text:span><text:span text:style-name="T4">5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2:</dc:title>
    <meta:initial-creator>caresia</meta:initial-creator>
    <meta:creation-date>2006-07-17T14:02:00</meta:creation-date>
    <dc:creator>Marco</dc:creator>
    <dc:date>2006-07-17T14:02:00</dc:date>
    <meta:print-date>2003-04-07T10:46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1" meta:paragraph-count="7" meta:word-count="55" meta:character-count="326"/>
  </office:meta>
</office:document-meta>
</file>